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2cm"/>
    </style:style>
    <style:style style:name="co2" style:family="table-column">
      <style:table-column-properties fo:break-before="auto" style:column-width="10.7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01cm" fo:break-before="auto" style:use-optimal-row-height="true"/>
    </style:style>
    <style:style style:name="ro3" style:family="table-row">
      <style:table-row-properties style:row-height="2.9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Кнопка</text:p>
          </table:table-cell>
          <table:table-cell table:style-name="ce1" office:value-type="string" calcext:value-type="string">
            <text:p>Dump</text:p>
          </table:table-cell>
        </table:table-row>
        <table:table-row table:style-name="ro2">
          <table:table-cell office:value-type="string" calcext:value-type="string">
            <text:p>Лупа +</text:p>
          </table:table-cell>
          <table:table-cell office:value-type="string" calcext:value-type="string">
            <text:p>uint16_t address = 0x0;</text:p>
            <text:p>uint16_t command = 0x45;</text:p>
            <text:p>uint32_t rawData = 0xBA45FF00;</text:p>
            <text:p/>
            <text:p/>
            <text:p>Send with: IrSender.sendNEC(0x0, 0x45, &lt;numberOfRepeats&gt;);</text:p>
          </table:table-cell>
        </table:table-row>
        <table:table-row table:style-name="ro2">
          <table:table-cell office:value-type="string" calcext:value-type="string">
            <text:p>Лупа -</text:p>
          </table:table-cell>
          <table:table-cell office:value-type="string" calcext:value-type="string">
            <text:p>uint16_t address = 0x0;</text:p>
            <text:p>uint16_t command = 0x47;</text:p>
            <text:p>uint32_t rawData = 0xB847FF00;</text:p>
            <text:p/>
            <text:p/>
            <text:p>Send with: IrSender.sendNEC(0x0, 0x47, &lt;numberOfRepeats&gt;);</text:p>
          </table:table-cell>
        </table:table-row>
        <table:table-row table:style-name="ro2">
          <table:table-cell office:value-type="string" calcext:value-type="string">
            <text:p>Вверх</text:p>
          </table:table-cell>
          <table:table-cell office:value-type="string" calcext:value-type="string">
            <text:p>uint16_t address = 0x0;</text:p>
            <text:p>uint16_t command = 0x46;</text:p>
            <text:p>uint32_t rawData = 0xB946FF00;</text:p>
            <text:p/>
            <text:p/>
            <text:p>Send with: IrSender.sendNEC(0x0, 0x46, &lt;numberOfRepeats&gt;);</text:p>
          </table:table-cell>
        </table:table-row>
        <table:table-row table:style-name="ro2">
          <table:table-cell office:value-type="string" calcext:value-type="string">
            <text:p>Вниз</text:p>
          </table:table-cell>
          <table:table-cell office:value-type="string" calcext:value-type="string">
            <text:p>uint16_t address = 0x0;</text:p>
            <text:p>uint16_t command = 0x15;</text:p>
            <text:p>uint32_t rawData = 0xEA15FF00;</text:p>
            <text:p/>
            <text:p/>
            <text:p>Send with: IrSender.sendNEC(0x0, 0x15, &lt;numberOfRepeats&gt;);</text:p>
          </table:table-cell>
        </table:table-row>
        <table:table-row table:style-name="ro2">
          <table:table-cell office:value-type="string" calcext:value-type="string">
            <text:p>Влево</text:p>
          </table:table-cell>
          <table:table-cell office:value-type="string" calcext:value-type="string">
            <text:p>uint16_t address = 0x0;</text:p>
            <text:p>uint16_t command = 0x44;</text:p>
            <text:p>uint32_t rawData = 0xBB44FF00;</text:p>
            <text:p/>
            <text:p/>
            <text:p>Send with: IrSender.sendNEC(0x0, 0x44, &lt;numberOfRepeats&gt;);</text:p>
          </table:table-cell>
        </table:table-row>
        <table:table-row table:style-name="ro2">
          <table:table-cell office:value-type="string" calcext:value-type="string">
            <text:p>Право</text:p>
          </table:table-cell>
          <table:table-cell office:value-type="string" calcext:value-type="string">
            <text:p>uint16_t address = 0x0;</text:p>
            <text:p>uint16_t command = 0x43;</text:p>
            <text:p>uint32_t rawData = 0xBC43FF00;</text:p>
            <text:p/>
            <text:p/>
            <text:p>Send with: IrSender.sendNEC(0x0, 0x43, &lt;numberOfRepeats&gt;);</text:p>
          </table:table-cell>
        </table:table-row>
        <table:table-row table:style-name="ro2">
          <table:table-cell office:value-type="string" calcext:value-type="string">
            <text:p>Меню</text:p>
          </table:table-cell>
          <table:table-cell office:value-type="string" calcext:value-type="string">
            <text:p>uint16_t address = 0x0;</text:p>
            <text:p>uint16_t command = 0x40;</text:p>
            <text:p>uint32_t rawData = 0xBF40FF00;</text:p>
            <text:p/>
            <text:p/>
            <text:p>Send with: IrSender.sendNEC(0x0, 0x40, &lt;numberOfRepeats&gt;);</text:p>
          </table:table-cell>
        </table:table-row>
        <table:table-row table:style-name="ro2">
          <table:table-cell office:value-type="string" calcext:value-type="string">
            <text:p>Пирамидка вверх</text:p>
          </table:table-cell>
          <table:table-cell office:value-type="string" calcext:value-type="string">
            <text:p>uint16_t address = 0x0;</text:p>
            <text:p>uint16_t command = 0x7;</text:p>
            <text:p>uint32_t rawData = 0xF807FF00;</text:p>
            <text:p/>
            <text:p/>
            <text:p>Send with: IrSender.sendNEC(0x0, 0x7, &lt;numberOfRepeats&gt;);</text:p>
          </table:table-cell>
        </table:table-row>
        <table:table-row table:style-name="ro2">
          <table:table-cell office:value-type="string" calcext:value-type="string">
            <text:p>Пирамидка влево</text:p>
          </table:table-cell>
          <table:table-cell office:value-type="string" calcext:value-type="string">
            <text:p>uint16_t address = 0x0;</text:p>
            <text:p>uint16_t command = 0x16;</text:p>
            <text:p>uint32_t rawData = 0xE916FF00;</text:p>
            <text:p/>
            <text:p/>
            <text:p>Send with: IrSender.sendNEC(0x0, 0x16, &lt;numberOfRepeats&gt;);</text:p>
          </table:table-cell>
        </table:table-row>
        <table:table-row table:style-name="ro2">
          <table:table-cell office:value-type="string" calcext:value-type="string">
            <text:p>Плюс</text:p>
          </table:table-cell>
          <table:table-cell office:value-type="string" calcext:value-type="string">
            <text:p>uint16_t address = 0x0;</text:p>
            <text:p>uint16_t command = 0x19;</text:p>
            <text:p>uint32_t rawData = 0xE619FF00;</text:p>
            <text:p/>
            <text:p/>
            <text:p>Send with: IrSender.sendNEC(0x0, 0x19, &lt;numberOfRepeats&gt;);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string" calcext:value-type="string">
            <text:p>uint16_t address = 0x0;</text:p>
            <text:p>uint16_t command = 0x9;</text:p>
            <text:p>uint32_t rawData = 0xF609FF00;</text:p>
            <text:p/>
            <text:p/>
            <text:p>Send with: IrSender.sendNEC(0x0, 0x9, &lt;numberOfRepeats&gt;);</text:p>
          </table:table-cell>
        </table:table-row>
        <table:table-row table:style-name="ro3">
          <table:table-cell office:value-type="string" calcext:value-type="string">
            <text:p>AWB</text:p>
          </table:table-cell>
          <table:table-cell office:value-type="string" calcext:value-type="string">
            <text:p>uint16_t address = 0x0;</text:p>
            <text:p>uint16_t command = 0xD;</text:p>
            <text:p>uint32_t rawData = 0xF20DFF00;</text:p>
            <text:p/>
            <text:p/>
            <text:p>Send with: IrSender.sendNEC(0x0, 0xD, &lt;numberOfRepeats&gt;);</text:p>
            <text:p/>
          </table:table-cell>
        </table:table-row>
        <table:table-row table:style-name="ro2">
          <table:table-cell office:value-type="string" calcext:value-type="string">
            <text:p>Круг</text:p>
          </table:table-cell>
          <table:table-cell office:value-type="string" calcext:value-type="string">
            <text:p>uint16_t address = 0x0;</text:p>
            <text:p>uint16_t command = 0xC;</text:p>
            <text:p>uint32_t rawData = 0xF30CFF00;</text:p>
            <text:p/>
            <text:p/>
            <text:p>Send with: IrSender.sendNEC(0x0, 0xC, &lt;numberOfRepeats&gt;);</text:p>
          </table:table-cell>
        </table:table-row>
        <table:table-row table:style-name="ro2">
          <table:table-cell office:value-type="string" calcext:value-type="string">
            <text:p>Снежинка</text:p>
          </table:table-cell>
          <table:table-cell office:value-type="string" calcext:value-type="string">
            <text:p>uint16_t address = 0x0;</text:p>
            <text:p>uint16_t command = 0x18;</text:p>
            <text:p>uint32_t rawData = 0xE718FF00;</text:p>
            <text:p/>
            <text:p/>
            <text:p>Send with: IrSender.sendNEC(0x0, 0x18, &lt;numberOfRepeats&gt;);</text:p>
          </table:table-cell>
        </table:table-row>
        <table:table-row table:style-name="ro2">
          <table:table-cell office:value-type="string" calcext:value-type="string">
            <text:p>Play</text:p>
          </table:table-cell>
          <table:table-cell office:value-type="string" calcext:value-type="string">
            <text:p>uint16_t address = 0x0;</text:p>
            <text:p>uint16_t command = 0x5E;</text:p>
            <text:p>uint32_t rawData = 0xA15EFF00;</text:p>
            <text:p/>
            <text:p/>
            <text:p>Send with: IrSender.sendNEC(0x0, 0x5E, &lt;numberOfRepeats&gt;);</text:p>
          </table:table-cell>
        </table:table-row>
        <table:table-row table:style-name="ro2">
          <table:table-cell office:value-type="string" calcext:value-type="string">
            <text:p>Съемка</text:p>
          </table:table-cell>
          <table:table-cell office:value-type="string" calcext:value-type="string">
            <text:p>uint16_t address = 0x0;</text:p>
            <text:p>uint16_t command = 0x8;</text:p>
            <text:p>uint32_t rawData = 0xF708FF00;</text:p>
            <text:p/>
            <text:p/>
            <text:p>Send with: IrSender.sendNEC(0x0, 0x8, &lt;numberOfRepeats&gt;);</text:p>
          </table:table-cell>
        </table:table-row>
        <table:table-row table:style-name="ro2">
          <table:table-cell office:value-type="string" calcext:value-type="string">
            <text:p>Съемка видео</text:p>
          </table:table-cell>
          <table:table-cell office:value-type="string" calcext:value-type="string">
            <text:p>uint16_t address = 0x0;</text:p>
            <text:p>uint16_t command = 0x1C;</text:p>
            <text:p>uint32_t rawData = 0xE31CFF00;</text:p>
            <text:p/>
            <text:p/>
            <text:p>Send with: IrSender.sendNEC(0x0, 0x1C, &lt;numberOfRepeats&gt;);</text:p>
          </table:table-cell>
        </table:table-row>
        <table:table-row table:style-name="ro2">
          <table:table-cell office:value-type="string" calcext:value-type="string">
            <text:p>Картина</text:p>
          </table:table-cell>
          <table:table-cell office:value-type="string" calcext:value-type="string">
            <text:p>uint16_t address = 0x0;</text:p>
            <text:p>uint16_t command = 0x5A;</text:p>
            <text:p>uint32_t rawData = 0xA55AFF00;</text:p>
            <text:p/>
            <text:p/>
            <text:p>Send with: IrSender.sendNEC(0x0, 0x5A, &lt;numberOfRepeats&gt;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20:11:52.713624925</meta:creation-date>
    <dc:date>2024-03-08T20:31:52.981851226</dc:date>
    <meta:editing-duration>PT19M59S</meta:editing-duration>
    <meta:editing-cycles>3</meta:editing-cycles>
    <meta:generator>LibreOffice/7.3.7.2$Linux_X86_64 LibreOffice_project/30$Build-2</meta:generator>
    <meta:document-statistic meta:table-count="1" meta:cell-count="38" meta:object-count="0"/>
  </office:meta>
</office:document-meta>
</file>